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aree" svg:font-family="War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38fb" officeooo:paragraph-rsid="000538fb"/>
    </style:style>
    <style:style style:name="P2" style:family="paragraph" style:parent-style-name="Title">
      <style:paragraph-properties fo:margin-top="0in" fo:margin-bottom="0.0799in" style:contextual-spacing="false" fo:text-align="center" style:justify-single-word="false"/>
      <style:text-properties style:font-name="FreeSans"/>
    </style:style>
    <style:style style:name="P3" style:family="paragraph" style:parent-style-name="Heading_20_2">
      <style:paragraph-properties fo:text-align="center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Heading_20_2">
      <style:paragraph-properties fo:text-align="center" style:justify-single-word="false"/>
      <style:text-properties fo:font-size="16pt" fo:font-style="normal" fo:font-weight="normal" officeooo:rsid="000538fb" officeooo:paragraph-rsid="000538fb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Heading_20_2">
      <style:paragraph-properties fo:margin-top="0.1701in" fo:margin-bottom="0in" style:contextual-spacing="false" fo:text-align="center" style:justify-single-word="false"/>
      <style:text-properties fo:font-size="16pt" fo:font-style="normal" fo:font-weight="normal" officeooo:rsid="000538fb" officeooo:paragraph-rsid="0005929c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Heading_20_2">
      <style:paragraph-properties fo:margin-top="0.1701in" fo:margin-bottom="0in" style:contextual-spacing="false" fo:text-align="center" style:justify-single-word="false"/>
      <style:text-properties fo:font-size="16pt" officeooo:paragraph-rsid="000538fb" style:font-size-asian="16pt" style:font-size-complex="16pt"/>
    </style:style>
    <style:style style:name="T1" style:family="text">
      <style:text-properties officeooo:rsid="000538fb"/>
    </style:style>
    <style:style style:name="T2" style:family="text">
      <style:text-properties fo:color="#4c4c4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normal" officeooo:rsid="000538fb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16pt" fo:font-style="normal" fo:font-weight="normal" officeooo:rsid="0008ad79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tyle="normal" fo:font-weight="normal" officeooo:rsid="000538f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8ad79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verage Points for System Change</text:p>
      <text:p text:style-name="P1"/>
      <text:p text:style-name="P1"/>
      <text:h text:style-name="P5" text:outline-level="2">Numbers</text:h>
      <text:p text:style-name="P1"/>
      <text:h text:style-name="P3" text:outline-level="2">Buffers</text:h>
      <text:p text:style-name="P1"/>
      <text:h text:style-name="P4" text:outline-level="2">Structure of material stocks and flows</text:h>
      <text:p text:style-name="P1"/>
      <text:h text:style-name="P4" text:outline-level="2">Length of delays</text:h>
      <text:p text:style-name="P1"/>
      <text:h text:style-name="P4" text:outline-level="2">Relative strength of negative feedback loops</text:h>
      <text:p text:style-name="P1"/>
      <text:h text:style-name="P4" text:outline-level="2">Gain around driving positive feedback loops</text:h>
      <text:p text:style-name="P1"/>
      <text:h text:style-name="P4" text:outline-level="2">Structure of information flow</text:h>
      <text:p text:style-name="P1"/>
      <text:h text:style-name="P6" text:outline-level="2"><text:span text:style-name="T6">Rules of the system</text:span></text:h>
      <text:p text:style-name="P1"/>
      <text:h text:style-name="P4" text:outline-level="2">Power to change or self-organize system structure</text:h>
      <text:p text:style-name="P1"/>
      <text:h text:style-name="P4" text:outline-level="2">Goal of the system</text:h>
      <text:p text:style-name="P1"/>
      <text:h text:style-name="P4" text:outline-level="2">Mindset or paradigm from which the system arises</text:h>
      <text:p text:style-name="P1"/>
      <text:h text:style-name="P4" text:outline-level="2">The power to transcend paradigm altogether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aree" svg:font-family="War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291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y Georgiev</meta:initial-creator>
    <meta:creation-date>2014-05-01T18:31:35.749995712</meta:creation-date>
    <dc:date>2014-05-01T18:39:58.778778724</dc:date>
    <dc:creator>Nikolay Georgiev</dc:creator>
    <meta:editing-duration>PT4M19S</meta:editing-duration>
    <meta:editing-cycles>6</meta:editing-cycles>
    <meta:generator>LibreOffice/4.1.1.2$Linux_x86 LibreOffice_project/7e4286b58adc75a14f6d83f53a03b6c11fa2903</meta:generator>
    <meta:document-statistic meta:table-count="0" meta:image-count="0" meta:object-count="0" meta:page-count="1" meta:paragraph-count="13" meta:word-count="61" meta:character-count="393" meta:non-whitespace-character-count="345"/>
  </office:meta>
</office:document-meta>
</file>